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338cm" fo:min-width="2.99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3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b4c7dc" draw:textarea-vertical-align="middle" fo:min-height="1.338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draw:stroke="dash" draw:stroke-dash="Long_20_Dot" svg:stroke-color="#000000" draw:fill="none" draw:fill-color="#b4c7dc" draw:textarea-vertical-align="middle"/>
    </style:style>
    <style:style style:name="gr6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19.752cm" fo:min-width="14.105cm"/>
    </style:style>
    <style:style style:name="gr7" style:family="graphic" style:parent-style-name="standard">
      <style:graphic-properties draw:stroke="none" draw:stroke-dash="Long_20_Dash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draw:stroke-dash="Long_20_Dash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13.72cm" fo:min-width="7.437cm"/>
    </style:style>
    <style:style style:name="gr10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0.702cm" fo:min-width="3.627cm"/>
    </style:style>
    <style:style style:name="gr11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13.72cm" fo:min-width="2.357cm"/>
    </style:style>
    <style:style style:name="gr12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3.877cm" fo:min-width="2.357cm"/>
    </style:style>
    <style:style style:name="gr13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3.56cm" fo:min-width="2.357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fo:text-align="center"/>
      <style:text-properties fo:font-weight="bold"/>
    </style:style>
    <style:style style:name="P4" style:family="paragraph">
      <loext:graphic-properties draw:fill="none" draw:fill-color="#b4c7dc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b4c7d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92cm" svg:height="1.588cm" svg:x="8.62cm" svg:y="2.58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492cm" svg:height="1.588cm" svg:x="8.62cm" svg:y="2.587cm">
            <draw:text-box>
              <text:p text:style-name="P2">App</text:p>
            </draw:text-box>
          </draw:frame>
        </draw:g>
        <draw:custom-shape draw:style-name="gr1" draw:text-style-name="P1" draw:layer="layout" svg:width="3.492cm" svg:height="1.588cm" svg:x="8.62cm" svg:y="6.3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8.62cm" svg:y="6.397cm">
          <draw:text-box>
            <text:p text:style-name="P2">Main</text:p>
          </draw:text-box>
        </draw:frame>
        <draw:custom-shape draw:style-name="gr1" draw:text-style-name="P1" draw:layer="layout" svg:width="3.492cm" svg:height="1.588cm" svg:x="6.667cm" svg:y="9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6.667cm" svg:y="9.889cm">
          <draw:text-box>
            <text:p text:style-name="P2">List</text:p>
          </draw:text-box>
        </draw:frame>
        <draw:custom-shape draw:style-name="gr1" draw:text-style-name="P1" draw:layer="layout" svg:width="3.492cm" svg:height="1.588cm" svg:x="2.105cm" svg:y="9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2.105cm" svg:y="9.889cm">
          <draw:text-box>
            <text:p text:style-name="P2">Input</text:p>
          </draw:text-box>
        </draw:frame>
        <draw:custom-shape draw:style-name="gr1" draw:text-style-name="P1" draw:layer="layout" svg:width="3.492cm" svg:height="1.588cm" svg:x="11.43cm" svg:y="9.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11.43cm" svg:y="9.89cm">
          <draw:text-box>
            <text:p text:style-name="P2">Cards</text:p>
          </draw:text-box>
        </draw:frame>
        <draw:custom-shape draw:style-name="gr1" draw:text-style-name="P1" draw:layer="layout" svg:width="3.492cm" svg:height="1.588cm" svg:x="16.158cm" svg:y="9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16.158cm" svg:y="9.889cm">
          <draw:text-box>
            <text:p text:style-name="P2">Results</text:p>
          </draw:text-box>
        </draw:frame>
        <draw:custom-shape draw:style-name="gr1" draw:text-style-name="P1" draw:layer="layout" svg:width="3.492cm" svg:height="1.588cm" svg:x="2.27cm" svg:y="6.39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92cm" svg:height="1.588cm" svg:x="2.27cm" svg:y="6.397cm">
          <draw:text-box>
            <text:p text:style-name="P2">Heading</text:p>
          </draw:text-box>
        </draw:frame>
        <draw:custom-shape draw:style-name="gr1" draw:text-style-name="P1" draw:layer="layout" svg:width="3.492cm" svg:height="1.588cm" svg:x="11.477cm" svg:y="13.06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11.477cm" svg:y="13.065cm">
          <draw:text-box>
            <text:p text:style-name="P2">Select</text:p>
          </draw:text-box>
        </draw:frame>
        <draw:line draw:style-name="gr4" draw:text-style-name="P5" draw:layer="layout" svg:x1="10.525cm" svg:y1="4.175cm" svg:x2="10.525cm" svg:y2="6.397cm">
          <text:p/>
        </draw:line>
        <draw:line draw:style-name="gr4" draw:text-style-name="P5" draw:layer="layout" svg:x1="3.857cm" svg:y1="8.937cm" svg:x2="18.145cm" svg:y2="8.937cm">
          <text:p/>
        </draw:line>
        <draw:line draw:style-name="gr4" draw:text-style-name="P5" draw:layer="layout" svg:x1="3.857cm" svg:y1="9.89cm" svg:x2="3.857cm" svg:y2="8.937cm">
          <text:p/>
        </draw:line>
        <draw:line draw:style-name="gr4" draw:text-style-name="P5" draw:layer="layout" svg:x1="8.302cm" svg:y1="9.89cm" svg:x2="8.302cm" svg:y2="8.937cm">
          <text:p/>
        </draw:line>
        <draw:line draw:style-name="gr4" draw:text-style-name="P5" draw:layer="layout" svg:x1="13.065cm" svg:y1="9.89cm" svg:x2="13.065cm" svg:y2="8.937cm">
          <text:p/>
        </draw:line>
        <draw:line draw:style-name="gr4" draw:text-style-name="P5" draw:layer="layout" svg:x1="18.145cm" svg:y1="9.89cm" svg:x2="18.145cm" svg:y2="8.937cm">
          <text:p/>
        </draw:line>
        <draw:line draw:style-name="gr4" draw:text-style-name="P5" draw:layer="layout" svg:x1="10.525cm" svg:y1="8.938cm" svg:x2="10.525cm" svg:y2="7.985cm">
          <text:p/>
        </draw:line>
        <draw:custom-shape draw:style-name="gr1" draw:text-style-name="P1" draw:layer="layout" svg:width="3.492cm" svg:height="1.588cm" svg:x="11.477cm" svg:y="15.92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11.477cm" svg:y="15.923cm">
          <draw:text-box>
            <text:p text:style-name="P2">Save</text:p>
          </draw:text-box>
        </draw:frame>
        <draw:custom-shape draw:style-name="gr1" draw:text-style-name="P1" draw:layer="layout" svg:width="3.492cm" svg:height="1.588cm" svg:x="11.477cm" svg:y="18.7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2cm" svg:height="1.588cm" svg:x="11.477cm" svg:y="18.781cm">
          <draw:text-box>
            <text:p text:style-name="P2">Discard</text:p>
          </draw:text-box>
        </draw:frame>
        <draw:line draw:style-name="gr5" draw:text-style-name="P6" draw:layer="layout" svg:x1="5.762cm" svg:y1="7.35cm" svg:x2="8.62cm" svg:y2="7.35cm">
          <text:p/>
        </draw:line>
        <draw:line draw:style-name="gr5" draw:text-style-name="P6" draw:layer="layout" svg:x1="13.065cm" svg:y1="11.477cm" svg:x2="13.066cm" svg:y2="13.064cm">
          <text:p/>
        </draw:line>
        <draw:line draw:style-name="gr5" draw:text-style-name="P6" draw:layer="layout" svg:x1="13.082cm" svg:y1="14.652cm" svg:x2="13.082cm" svg:y2="15.922cm">
          <text:p/>
        </draw:line>
        <draw:line draw:style-name="gr5" draw:text-style-name="P6" draw:layer="layout" svg:x1="13.082cm" svg:y1="17.552cm" svg:x2="13.082cm" svg:y2="18.822cm">
          <text:p/>
        </draw:line>
      </draw:page>
      <draw:page draw:name="page2" draw:style-name="dp1" draw:master-page-name="Default">
        <draw:custom-shape draw:style-name="gr6" draw:text-style-name="P7" draw:layer="layout" svg:width="14.605cm" svg:height="20.002cm" svg:x="3.805cm" svg:y="5.44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4cm" svg:height="0.962cm" svg:x="7.032cm" svg:y="6.715cm">
          <draw:text-box>
            <text:p>Input</text:p>
          </draw:text-box>
        </draw:frame>
        <draw:frame draw:style-name="gr7" draw:text-style-name="P8" draw:layer="layout" svg:width="2.54cm" svg:height="0.962cm" svg:x="5.445cm" svg:y="9.255cm">
          <draw:text-box>
            <text:p>List</text:p>
          </draw:text-box>
        </draw:frame>
        <draw:frame draw:style-name="gr8" draw:text-style-name="P8" draw:layer="layout" svg:width="2.857cm" svg:height="1.673cm" svg:x="13.7cm" svg:y="9.245cm">
          <draw:text-box>
            <text:p>Results</text:p>
          </draw:text-box>
        </draw:frame>
        <draw:custom-shape draw:style-name="gr9" draw:text-style-name="P7" draw:layer="layout" svg:width="7.937cm" svg:height="13.97cm" svg:x="9.89cm" svg:y="10.5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127cm" svg:height="0.952cm" svg:x="9.255cm" svg:y="6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857cm" svg:height="13.97cm" svg:x="4.81cm" svg:y="10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57cm" svg:height="4.127cm" svg:x="10.843cm" svg:y="11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57cm" svg:height="4.127cm" svg:x="14.335cm" svg:y="11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57cm" svg:height="4.127cm" svg:x="10.843cm" svg:y="15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57cm" svg:height="4.127cm" svg:x="14.335cm" svg:y="15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857cm" svg:height="3.81cm" svg:x="10.843cm" svg:y="20.6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857cm" svg:height="3.81cm" svg:x="14.335cm" svg:y="20.68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4cm" svg:height="0.962cm" svg:x="11.16cm" svg:y="12.738cm">
          <draw:text-box>
            <text:p>Card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0:05:30.869000000</meta:creation-date>
    <dc:date>2022-02-13T10:23:39.256000000</dc:date>
    <meta:editing-duration>PT7M41S</meta:editing-duration>
    <meta:editing-cycles>3</meta:editing-cycles>
    <meta:generator>LibreOffice/7.1.4.2$Windows_X86_64 LibreOffice_project/a529a4fab45b75fefc5b6226684193eb000654f6</meta:generator>
    <meta:document-statistic meta:object-count="46"/>
  </office:meta>
</office:document-meta>
</file>